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Trebuchet MS', 'Lucida Grande', Verdana, sans-serif"/>
    <style:font-face style:name="Arial2" svg:font-family="Arial, Verdan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text-position="0% 100%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>
      <style:paragraph-properties fo:line-height="150%"/>
      <style:text-properties style:text-position="0% 100%"/>
    </style:style>
    <style:style style:name="P6" style:family="paragraph" style:parent-style-name="Text_20_body">
      <style:paragraph-properties fo:line-height="150%"/>
      <style:text-properties style:text-position="0% 100%" fo:font-weight="bold" style:font-weight-asian="bold" style:font-weight-complex="bold"/>
    </style:style>
    <style:style style:name="P7" style:family="paragraph" style:parent-style-name="Text_20_body">
      <style:paragraph-properties fo:line-height="150%"/>
      <style:text-properties fo:background-color="transparent"/>
    </style:style>
    <style:style style:name="P8" style:family="paragraph" style:parent-style-name="Text_20_body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1.251cm" fo:margin-right="0cm" fo:line-height="150%" fo:text-indent="0cm" style:auto-text-indent="false"/>
      <style:text-properties style:text-position="0% 100%"/>
    </style:style>
    <style:style style:name="P11" style:family="paragraph" style:parent-style-name="Text_20_body">
      <style:paragraph-properties fo:margin-left="1.251cm" fo:margin-right="0cm" fo:line-height="150%" fo:text-indent="0cm" style:auto-text-indent="false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 style:list-style-name="L1">
      <style:paragraph-properties fo:line-height="150%"/>
    </style:style>
    <style:style style:name="P14" style:family="paragraph" style:parent-style-name="Standard">
      <style:paragraph-properties fo:line-height="150%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Heading_20_1">
      <style:paragraph-properties fo:line-height="150%"/>
    </style:style>
    <style:style style:name="P16" style:family="paragraph" style:parent-style-name="Heading_20_3">
      <style:paragraph-properties fo:line-height="150%"/>
    </style:style>
    <style:style style:name="P17" style:family="paragraph" style:parent-style-name="Text_20_body">
      <style:paragraph-properties fo:line-height="150%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2">
      <style:paragraph-properties fo:line-height="150%"/>
    </style:style>
    <style:style style:name="P20" style:family="paragraph" style:parent-style-name="Text_20_body" style:list-style-name="L3">
      <style:paragraph-properties fo:line-height="150%"/>
    </style:style>
    <style:style style:name="P21" style:family="paragraph" style:parent-style-name="Text_20_body" style:list-style-name="L3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fo:color="#000000" style:font-name="Arial2" fo:font-size="7.80000019073486pt" fo:letter-spacing="normal" fo:font-style="italic" fo:font-weight="normal"/>
    </style:style>
    <style:style style:name="T11" style:family="text">
      <style:text-properties fo:font-variant="normal" fo:text-transform="none" fo:color="#000000" style:font-name="Arial2" fo:font-size="7.80000019073486pt" fo:letter-spacing="normal" fo:font-style="normal" fo:font-weight="normal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000000" style:text-position="-33% 80%" style:font-name="Arial2" fo:font-size="7.80000019073486pt" fo:letter-spacing="normal" fo:font-style="italic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Zespół nr 10:</text:p>
      <text:p text:style-name="P9">Jakub Ruszkowski,</text:p>
      <text:p text:style-name="P9">Mateusz Kaczmarski</text:p>
      <text:p text:style-name="P3">Dokumentacja wstępna</text:p>
      <text:p text:style-name="P8">Algorytm znajdujący spójność krawędziową grafu wykorzystujący przepływ.</text:p>
      <text:h text:style-name="P15" text:outline-level="1">Opis problemu</text:h>
      <text:p text:style-name="P4"><text:span text:style-name="T6">Spójność krawędziowa</text:span> nieskierowanego grafu G jest to najmniejsza liczba krawędzi <text:span text:style-name="T3">k</text:span>, które muszą zostać usunięte z grafu żeby przestał być on spójny. Liczbę tę oznaczamy przez λ(G).</text:p>
      <text:p text:style-name="P1"><text:span text:style-name="T1">Siecią przepływową</text:span> nazywamy skierowany graf <draw:frame draw:style-name="fr1" draw:name="Obiekt24" text:anchor-type="as-char" svg:y="-0.377cm" svg:width="2.05cm" svg:height="0.485cm" draw:z-index="23"><draw:object xlink:href="./Object 24" xlink:type="simple" xlink:show="embed" xlink:actuate="onLoad"/><draw:image xlink:href="./ObjectReplacements/Object 24" xlink:type="simple" xlink:show="embed" xlink:actuate="onLoad"/><svg:desc>formuła</svg:desc></draw:frame>, w którym z każdą krawędzią <draw:frame draw:style-name="fr1" draw:name="Obiekt25" text:anchor-type="as-char" svg:y="-0.377cm" svg:width="1.815cm" svg:height="0.485cm" draw:z-index="24"><draw:object xlink:href="./Object 25" xlink:type="simple" xlink:show="embed" xlink:actuate="onLoad"/><draw:image xlink:href="./ObjectReplacements/Object 25" xlink:type="simple" xlink:show="embed" xlink:actuate="onLoad"/><svg:desc>formuła</svg:desc></draw:frame>wiążemy jej nieujemną przepustowość <draw:frame draw:style-name="fr1" draw:name="Obiekt26" text:anchor-type="as-char" svg:y="-0.377cm" svg:width="1.97cm" svg:height="0.485cm" draw:z-index="25"><draw:object xlink:href="./Object 26" xlink:type="simple" xlink:show="embed" xlink:actuate="onLoad"/><draw:image xlink:href="./ObjectReplacements/Object 26" xlink:type="simple" xlink:show="embed" xlink:actuate="onLoad"/></draw:frame>. W sieci przepływowej wyróżnione są dwa wierzchołki: <text:span text:style-name="T1">źródło</text:span> oznaczane jako <text:span text:style-name="T2">s</text:span> oraz <text:span text:style-name="T1">ujście</text:span> oznaczane jako <text:span text:style-name="T2">t</text:span>.</text:p>
      <text:p text:style-name="P1"/>
      <text:p text:style-name="P4"><text:span text:style-name="T1">Przepływem</text:span> w grafie<draw:frame draw:style-name="fr1" draw:name="Obiekt6" text:anchor-type="as-char" svg:y="-0.377cm" svg:width="2.05cm" svg:height="0.485cm" draw:z-index="2"><draw:object xlink:href="./Object 6" xlink:type="simple" xlink:show="embed" xlink:actuate="onLoad"/><draw:image xlink:href="./ObjectReplacements/Object 6" xlink:type="simple" xlink:show="embed" xlink:actuate="onLoad"/><svg:desc>formuła</svg:desc></draw:frame>nazywamy funkcję<draw:frame draw:style-name="fr1" draw:name="Obiekt4" text:anchor-type="as-char" svg:y="-0.377cm" svg:width="2.558cm" svg:height="0.46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spełniającą warunki:</text:p>
      <text:list xml:id="list6562804252979589955" text:style-name="L1">
        <text:list-item>
          <text:p text:style-name="P18"><text:span text:style-name="T2">ograniczenia przepustowości:</text:span><text:span text:style-name="T2"><draw:frame draw:style-name="fr1" draw:name="Obiekt1" text:anchor-type="as-char" svg:y="-0.377cm" svg:width="4.486cm" svg:height="0.533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, c(u,v) </text:span><text:span text:style-name="T5">- przepustowość</text:span></text:p>
        </text:list-item>
        <text:list-item>
          <text:p text:style-name="P18"><text:span text:style-name="T4">skośnej symetrii</text:span>:<draw:frame draw:style-name="fr1" draw:name="Obiekt2" text:anchor-type="as-char" svg:y="-0.377cm" svg:width="5.11cm" svg:height="0.533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13"><text:span text:style-name="T2">zachowania przepływu</text:span>: <draw:frame draw:style-name="fr1" draw:name="Obiekt3" text:anchor-type="as-char" svg:y="-0.432cm" svg:width="4.835cm" svg:height="0.861cm" draw:z-index="1"><draw:object xlink:href="./Object 3" xlink:type="simple" xlink:show="embed" xlink:actuate="onLoad"/><draw:image xlink:href="./ObjectReplacements/Object 3" xlink:type="simple" xlink:show="embed" xlink:actuate="onLoad"/></draw:frame>(suma wszystkich przepływów wpływających do wierzchołka jest równa sumie przepływów wypływających z wierzchołka)</text:p>
        </text:list-item>
      </text:list>
      <text:p text:style-name="P4"/>
      <text:p text:style-name="P4">Wartość przepływu <text:span text:style-name="T2">f</text:span> (ozn. <text:span text:style-name="T2">|f|</text:span>) definiowana jest jako sumaryczna wielkość przepływu wypływającego ze źródła s, tzn <draw:frame draw:style-name="fr1" draw:name="Obiekt27" text:anchor-type="as-char" svg:y="-0.432cm" svg:width="3.191cm" svg:height="0.861cm" draw:z-index="26"><draw:object xlink:href="./Object 27" xlink:type="simple" xlink:show="embed" xlink:actuate="onLoad"/><draw:image xlink:href="./ObjectReplacements/Object 27" xlink:type="simple" xlink:show="embed" xlink:actuate="onLoad"/><svg:desc>formuła</svg:desc></draw:frame>.</text:p>
      <text:p text:style-name="P4">Zadaniem projektu jest zaprojektowanie i zaimplementowanie algorytmu znajdującego spójność krawędziową grafu korzystając z przepływu.</text:p>
      <text:h text:style-name="P15" text:outline-level="1">Opis rozwiązania</text:h>
      <text:p text:style-name="P4">Algorytm znajdujący spójność krawędziową nieskierowanego grafu<draw:frame draw:style-name="fr1" draw:name="Obiekt5" text:anchor-type="as-char" svg:y="-0.377cm" svg:width="2.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korzystający z przepływu polega na:</text:p>
      <text:list xml:id="list2059817783290745434" text:style-name="L2">
        <text:list-item>
          <text:p text:style-name="P19">wyborze dowolnego wierzchołka <text:span text:style-name="T2">s </text:span><text:span text:style-name="T5">przyjmując go za źródło</text:span>,</text:p>
        </text:list-item>
        <text:list-item>
          <text:p text:style-name="P19">dla każdego wierzchołka <text:span text:style-name="T2">t</text:span> niebędącego źródłem uruchamiamy algorytm wyszukiwania <text:soft-page-break/>maksymalnego przepływu z wierzchołka <text:span text:style-name="T2">s</text:span> do <text:span text:style-name="T2">t</text:span> w sieci przepływowej <text:span text:style-name="T2">G'</text:span>, która jest skierowaną wersją grafu G, <text:span text:style-name="T9">ze wszystkimi przepustowościami krawędzi równymi 1.</text:span></text:p>
        </text:list-item>
        <text:list-item>
          <text:p text:style-name="P19">spójność krawędziowa grafu G jest równa najmniejszej wartości uzyskanych maksymalnych przepływów z punktu 2.</text:p>
        </text:list-item>
      </text:list>
      <text:p text:style-name="P4">Graf <draw:frame draw:style-name="fr1" draw:name="Obiekt10" text:anchor-type="as-char" svg:y="-0.377cm" svg:width="2.05cm" svg:height="0.485cm" draw:z-index="7"><draw:object xlink:href="./Object 10" xlink:type="simple" xlink:show="embed" xlink:actuate="onLoad"/><draw:image xlink:href="./ObjectReplacements/Object 10" xlink:type="simple" xlink:show="embed" xlink:actuate="onLoad"/><svg:desc>formuła</svg:desc></draw:frame>w algorytmie reprezentowany jest przez macierz incydencji <text:span text:style-name="T2">M </text:span><text:span text:style-name="T5">[</text:span><text:span text:style-name="T2">|V|, |V|</text:span><text:span text:style-name="T5">]</text:span>. Wartość <text:span text:style-name="T2">M </text:span>[<text:span text:style-name="T2">i,j</text:span>] gdzie <text:span text:style-name="T2">i,j = 0,1,...,|V|-1</text:span> jest równa wadze krawędzi (lub 1 dla krawędzi bez wag) między wierzchołkiem i oraz j (0 jeśli taka krawędź nie istnieje).</text:p>
      <text:h text:style-name="P16" text:outline-level="3">Algorytm wyszukiwania maksymalnego przepływu</text:h>
      <text:p text:style-name="P1">Do wyszukiwania maksymalnego przepływu będziemy korzystać z algorytmu Edmonda-Karpa, który jest jedną z realizacji metody Forda-Fulkersona. Dodatkowym warunkiem jest to, że ścieżka powiększająca, którą szukamy w każdym kroku algorytmu musi być najkrótsza, czyli zawierać minimalną możliwą liczbę krawędzi. Ścieżkę tą można znaleźć dzięki algorytmowi przeszukiwania grafu wszerz w tzw. sieci rezydualnej. Sieć rezydualna powstaje z sieci przepływowej przez zastąpienie przepustowości krawędzi przepustowościami rezydualnymi wyliczanymi wg wzoru: <draw:frame draw:style-name="fr1" draw:name="Obiekt23" text:anchor-type="as-char" svg:y="-0.377cm" svg:width="4.842cm" svg:height="0.533cm" draw:z-index="8"><draw:object xlink:href="./Object 23" xlink:type="simple" xlink:show="embed" xlink:actuate="onLoad"/><draw:image xlink:href="./ObjectReplacements/Object 23" xlink:type="simple" xlink:show="embed" xlink:actuate="onLoad"/><svg:desc>formuła</svg:desc></draw:frame>, gdzie <text:span text:style-name="T2">c(u,v)</text:span> – przepustowość krawędzi u-v, <text:span text:style-name="T2">f</text:span> – wartość przepływu przechodzącego przez krawędź u-v.</text:p>
      <text:p text:style-name="P2"/>
      <text:p text:style-name="P5">Schemat działania algorytmu:</text:p>
      <text:p text:style-name="P6">wejście</text:p>
      <text:p text:style-name="P10">c[u, v] // pojemności krawędzi</text:p>
      <text:p text:style-name="P10">s, t <text:s text:c="5"/>// źródło i ujście</text:p>
      <text:p text:style-name="P6">wyjście</text:p>
      <text:p text:style-name="P10">f[u, v] // maksymalny przepływ</text:p>
      <text:p text:style-name="P5"/>
      <text:p text:style-name="P10">//stworzenie sieci rezydualnej</text:p>
      <text:p text:style-name="P10">zdefiniuj r[u, v] jako c[u, v] – f[u, v]</text:p>
      <text:p text:style-name="P10">ścieżka := true</text:p>
      <text:p text:style-name="P10">dopóki ścieżka wykonaj</text:p>
      <text:p text:style-name="P10"><text:tab/>// znalezienie ścieżki z s do t w sieci rezydualnej</text:p>
      <text:p text:style-name="P10"><text:soft-page-break/><text:tab/>p := BFS(r[], s, t)</text:p>
      <text:p text:style-name="P10"><text:tab/>jeżeli ścieżka nie istnieje</text:p>
      <text:p text:style-name="P10"><text:tab/><text:tab/>ścieżka := false</text:p>
      <text:p text:style-name="P10"><text:tab/>w przeciwnym wypadku</text:p>
      <text:p text:style-name="P10"><text:tab/>// powiększenie przepływu na ścieżce p</text:p>
      <text:p text:style-name="P10"><text:tab/>a := min { r[u, v] : (u, v) należące do p }</text:p>
      <text:p text:style-name="P10"><text:tab/>dla każdej krawędzi należącej do p</text:p>
      <text:p text:style-name="P10"><text:tab/><text:tab/>f[u, v] = f[u, v] + a</text:p>
      <text:p text:style-name="P10"><text:tab/><text:tab/>f[v, u] = f[v, u] – a</text:p>
      <text:h text:style-name="P15" text:outline-level="1">Analiza poprawności</text:h>
      <text:p text:style-name="P1"><text:span text:style-name="T1">Przekrojem</text:span> w danym grafie <text:span text:style-name="T2">G</text:span> nazywamy podział zbioru wierzchołków <text:span text:style-name="T2">V</text:span> na dwa zbiory <text:span text:style-name="T2">V</text:span><text:span text:style-name="T8">1</text:span><text:span text:style-name="T7"> </text:span>oraz <text:span text:style-name="T2">V</text:span><text:span text:style-name="T8">2</text:span>, takie że źródło <text:span text:style-name="T2">s</text:span> należy do <text:span text:style-name="T2">V</text:span><text:span text:style-name="T8">1</text:span> natomiast ujście <text:span text:style-name="T2">t</text:span> należy do <text:span text:style-name="T2">V</text:span><text:span text:style-name="T8">2</text:span>. Wartością danego przekroju jest łączna przepustowość krawędzi prowadzących z <text:span text:style-name="T2">V</text:span><text:span text:style-name="T8">1</text:span> do <text:span text:style-name="T2">V</text:span><text:span text:style-name="T8">2</text:span>. </text:p>
      <text:p text:style-name="P1"/>
      <text:p text:style-name="P14">Twierdzenie o maksymalnym przepływie i minimalnym przekroju.</text:p>
      <text:p text:style-name="P1">Dla dowolnego grafu <text:span text:style-name="T2">G</text:span> minimalny przekrój i maksymalny przepływ mają taka samą wartość.</text:p>
      <text:p text:style-name="P1"/>
      <text:p text:style-name="P4">Dla dowolnych wierzchołków u i v w grafie G możemy stworzyć sieć przepływową G<text:span text:style-name="T7">uv</text:span><text:span text:style-name="T9"> będącą skierowaną wersją grafu G, ze wszystkimi przepustowościami krawędzi równymi 1 oraz źródłem w u (s = u) i ujściem w v (t = v). Niech f</text:span><text:span text:style-name="T7">uv</text:span><text:span text:style-name="T9"> oznacza wartość maksymalnego przepływu w G</text:span><text:span text:style-name="T7">uv</text:span><text:span text:style-name="T9"> Twierdzimy, że dla dowolnego</text:span><text:span text:style-name="T9"><draw:frame draw:style-name="fr1" draw:name="Obiekt11" text:anchor-type="as-char" svg:y="-0.377cm" svg:width="1.078cm" svg:height="0.467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9">spójność krawędziowa k wynosi </text:span><text:span text:style-name="T9"><draw:frame draw:style-name="fr1" draw:name="Obiekt12" text:anchor-type="as-char" svg:y="-0.556cm" svg:width="2.706cm" svg:height="0.975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9">.<text:line-break/>Aby to pokazać udowodnimy, że </text:span><text:span text:style-name="T9"><draw:frame draw:style-name="fr1" draw:name="Obiekt13" text:anchor-type="as-char" svg:y="-0.556cm" svg:width="3.281cm" svg:height="0.975cm" draw:z-index="11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9">oraz </text:span><text:span text:style-name="T9"><draw:frame draw:style-name="fr1" draw:name="Obiekt14" text:anchor-type="as-char" svg:y="-0.556cm" svg:width="3.281cm" svg:height="0.975cm" draw:z-index="12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9">.</text:span></text:p>
      <text:p text:style-name="P10">1)</text:p>
      <text:p text:style-name="P11"><text:span text:style-name="T9">Niech </text:span><text:span text:style-name="T9"><draw:frame draw:style-name="fr1" draw:name="Obiekt15" text:anchor-type="as-char" svg:y="-0.556cm" svg:width="3.383cm" svg:height="0.975cm" draw:z-index="13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9">. Załóżmy, że usuwamy z G tylko m-1 krawędzi. Z twierdzenia o maksymalnym przepływie i minimalnym przekroju otrzymujemy że u i v są wciąż połączone ścieżką. Maksymalny przepływ z u do v wynosi co najmniej m, a zatem dowolny przekrój rozdzielający u od v ma przepustowość równą m, co oznacza, że zawiera przynajmniej m krawędzi. Wynika stąd, że przynajmniej jedna ścieżka pozostała między u i </text:span><text:soft-page-break/><text:span text:style-name="T9">v gdy usuniemy m-1 krawędzi. Z tego powodu każdy wierzchołek ma połączenie z u co oznacza, że graf nie został rozspójniony. Zatem przynajmniej m krawędzi musi zostać usuniętych aby rozspójnić graf. Stąd </text:span><text:span text:style-name="T9"><draw:frame draw:style-name="fr1" draw:name="Obiekt16" text:anchor-type="as-char" svg:y="-0.556cm" svg:width="3.281cm" svg:height="0.975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9">.</text:span></text:p>
      <text:p text:style-name="P10">2)</text:p>
      <text:p text:style-name="P11"><text:span text:style-name="T9">Rozpatrzmy wierzchołek v o minimalnej wartości przepływu </text:span><text:span text:style-name="T9"><draw:frame draw:style-name="fr1" draw:name="Obiekt17" text:anchor-type="as-char" svg:y="-0.379cm" svg:width="0.951cm" svg:height="0.534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9">. Z twierdzenia o maksymalnym przepływie i minimalnym przekroju wynika, że istnieje przekrój o przepustowości </text:span><text:span text:style-name="T9"><draw:frame draw:style-name="fr1" draw:name="Obiekt18" text:anchor-type="as-char" svg:y="-0.379cm" svg:width="0.951cm" svg:height="0.534cm" draw:z-index="16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9">rozdzielający u i v. Wszystkie krawędzie mają przepustowości równe 1 zatem dokładnie </text:span><text:span text:style-name="T9"><draw:frame draw:style-name="fr1" draw:name="Obiekt19" text:anchor-type="as-char" svg:y="-0.379cm" svg:width="0.951cm" svg:height="0.534cm" draw:z-index="17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9">krawędzi jest zawartych w tym przekroju. Jeśli te krawędzie zostaną usunięte, wtedy nie będzie już w grafie żadnej ścieżki z u do v i graf nie będzie spójny. Stąd </text:span><text:span text:style-name="T9"><draw:frame draw:style-name="fr1" draw:name="Obiekt20" text:anchor-type="as-char" svg:y="-0.556cm" svg:width="3.281cm" svg:height="0.975cm" draw:z-index="18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9">.</text:span></text:p>
      <text:p text:style-name="P4"><text:span text:style-name="T9">Zatem z 1) i 2) wynika, że </text:span><text:span text:style-name="T9"><draw:frame draw:style-name="fr1" draw:name="Obiekt21" text:anchor-type="as-char" svg:y="-0.556cm" svg:width="3.304cm" svg:height="0.975cm" draw:z-index="19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9"> dla każdego </text:span><text:span text:style-name="T9"><draw:frame draw:style-name="fr1" draw:name="Obiekt22" text:anchor-type="as-char" svg:y="-0.377cm" svg:width="1.078cm" svg:height="0.467cm" draw:z-index="20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9">.</text:span></text:p>
      <text:h text:style-name="P15" text:outline-level="1">Analiza złożoności</text:h>
      <text:p text:style-name="P1">Punkt 1 algorytmu ma złożoność stałą. Punkt 2 polega na <text:span text:style-name="T2">|V|-1</text:span> krotnym uruchomieniu algorytmu Edmondsa-Karpa, którego złożoność czasowa wynosi <draw:frame draw:style-name="fr1" draw:name="Obiekt8" text:anchor-type="as-char" svg:y="-0.462cm" svg:width="2.282cm" svg:height="0.57cm" draw:z-index="21"><draw:object xlink:href="./Object 7" xlink:type="simple" xlink:show="embed" xlink:actuate="onLoad"/><draw:image xlink:href="./ObjectReplacements/Object 7" xlink:type="simple" xlink:show="embed" xlink:actuate="onLoad"/><svg:desc>formuła</svg:desc></draw:frame> stąd złożoność 2 punktu wynosi <draw:frame draw:style-name="fr1" draw:name="Obiekt7" text:anchor-type="as-char" svg:y="-0.462cm" svg:width="2.417cm" svg:height="0.57cm" draw:z-index="22"><draw:object xlink:href="./Object 8" xlink:type="simple" xlink:show="embed" xlink:actuate="onLoad"/><draw:image xlink:href="./ObjectReplacements/Object 8" xlink:type="simple" xlink:show="embed" xlink:actuate="onLoad"/></draw:frame>. W punkcie 3 znajdowana jest najmniejsza wartość spośród uzyskanych wartości maksymalnych przepływów, co wymaga |V| - 1 porównań. Ostatecznie, na złożoność algorytmu wyznaczającego spójność krawędziową grafu <text:span text:style-name="T2">G</text:span> <text:s/>największy wpływ ma punkt 2, stąd złożoność czasowa całego algorytmu wynosi <draw:frame draw:style-name="fr1" draw:name="Obiekt9" text:anchor-type="as-char" svg:y="-0.462cm" svg:width="2.417cm" svg:height="0.57cm" draw:z-index="6"><draw:object xlink:href="./Object 9" xlink:type="simple" xlink:show="embed" xlink:actuate="onLoad"/><draw:image xlink:href="./ObjectReplacements/Object 9" xlink:type="simple" xlink:show="embed" xlink:actuate="onLoad"/><svg:desc>formuła</svg:desc></draw:frame>.</text:p>
      <text:p text:style-name="P1"/>
      <text:h text:style-name="P15" text:outline-level="1">Opis wejścia/wyjścia</text:h>
      <text:p text:style-name="P4">Na wejściu podajemy nieskierowany graf G.</text:p>
      <text:p text:style-name="P4">Sposób zapisu grafu nieskierowanego w pliku:</text:p>
      <text:list xml:id="list5383804263403522415" text:style-name="L3">
        <text:list-item>
          <text:p text:style-name="P20">w pierwszej linijce pliku tekstowego wpisywana jest ilość wierzchołków w grafie,</text:p>
        </text:list-item>
        <text:list-item>
          <text:p text:style-name="P20">kolejne linie definiują odpowiednie połączenia wierzchołków:</text:p>
          <text:p text:style-name="P20"><text:span text:style-name="T1">numer wierzchołk</text:span>a (licząc od 0) oznaczmy <text:span text:style-name="T2">Nw</text:span><text:span text:style-name="T1">: lista</text:span> oddzielonych przecinkiem numerów wierzchołków połączonych krawędzią z wierzchołkiem <text:span text:style-name="T2">Nw</text:span>. </text:p>
          <text:p text:style-name="P20"><text:soft-page-break/>Przykładowo:</text:p>
          <text:p text:style-name="P21">4</text:p>
          <text:p text:style-name="P21">0: 1,2</text:p>
          <text:p text:style-name="P21">2: 3</text:p>
          <text:p text:style-name="P20">Oznacza graf G z 4 wierzchołkami i 3 krawędziami między wierzchołkami 0-1, 0-2, 2-3. Nadmiarowe definicje tych samych krawędzi będą pomijane.</text:p>
        </text:list-item>
      </text:list>
      <text:p text:style-name="P7">Na wyjściu otrzymujemy wartość spójności krawędziowej podanego grafu 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Trebuchet MS', 'Lucida Grande', Verdana, sans-serif"/>
    <style:font-face style:name="Arial2" svg:font-family="Arial, Verdan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46:13.07</meta:creation-date>
    <dc:date>2015-04-07T13:36:29.64</dc:date>
    <meta:editing-duration>PT8H38M1S</meta:editing-duration>
    <meta:editing-cycles>21</meta:editing-cycles>
    <meta:generator>OpenOffice.org/3.4.1$Win32 OpenOffice.org_project/341m1$Build-9593</meta:generator>
    <meta:document-statistic meta:table-count="0" meta:image-count="0" meta:object-count="27" meta:page-count="5" meta:paragraph-count="66" meta:word-count="897" meta:character-count="6022"/>
  </office:meta>
</office:document-meta>
</file>

<file path=Object 1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≤</mo>
        <mi>c</mi>
      </mrow>
      <mrow>
        <mo stretchy="false">(</mo>
        <mrow>
          <mi>u</mi>
          <mi>,</mi>
          <mi>v</mi>
        </mrow>
        <mo stretchy="false">)</mo>
      </mrow>
    </mrow>
    <annotation encoding="StarMath 5.0">forall_{{u,v` in V} }~ f(u,v) &lt;= c(u,v) </annotation>
  </semantics>
</math>
</file>

<file path=Object 10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11/content.xml><?xml version="1.0" encoding="utf-8"?>
<math xmlns="http://www.w3.org/1998/Math/MathML">
  <semantics>
    <mrow>
      <mrow>
        <mi>u</mi>
        <mo stretchy="false">∈</mo>
        <mi>V</mi>
      </mrow>
    </mrow>
    <annotation encoding="StarMath 5.0">u in V
</annotation>
  </semantics>
</math>
</file>

<file path=Object 12/content.xml><?xml version="1.0" encoding="utf-8"?>
<math xmlns="http://www.w3.org/1998/Math/MathML">
  <semantics>
    <mrow>
      <mtable>
        <mtr>
          <mtd>
            <mrow>
              <mi mathvariant="italic">min</mi>
            </mrow>
          </mtd>
        </mtr>
        <mtr>
          <mtd>
            <mrow>
              <mrow>
                <mi>v</mi>
                <mo stretchy="false">∈</mo>
                <mrow>
                  <mi>V</mi>
                  <mo stretchy="false">−</mo>
                  <mo stretchy="false">{</mo>
                </mrow>
              </mrow>
              <mi>u</mi>
              <mo stretchy="false">}</mo>
            </mrow>
          </mtd>
        </mtr>
      </mtable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binom{min}{v in V-\{u\}} abs{f_{uv}} </annotation>
  </semantics>
</math>
</file>

<file path=Object 13/content.xml><?xml version="1.0" encoding="utf-8"?>
<math xmlns="http://www.w3.org/1998/Math/MathML">
  <semantics>
    <mrow>
      <mrow>
        <mi>k</mi>
        <mo stretchy="false">⩾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geslant  binom{min}{v in V-\{u\}} abs{f_{uv}} </annotation>
  </semantics>
</math>
</file>

<file path=Object 14/content.xml><?xml version="1.0" encoding="utf-8"?>
<math xmlns="http://www.w3.org/1998/Math/MathML">
  <semantics>
    <mrow>
      <mrow>
        <mi>k</mi>
        <mo stretchy="false">⩽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leslant binom{min}{v in V-\{u\}} abs{f_{uv}} </annotation>
  </semantics>
</math>
</file>

<file path=Object 15/content.xml><?xml version="1.0" encoding="utf-8"?>
<math xmlns="http://www.w3.org/1998/Math/MathML">
  <semantics>
    <mrow>
      <mrow>
        <mi>m</mi>
        <mo stretchy="false">=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m = binom{min}{v in V-\{u\}} abs{f_{uv}} </annotation>
  </semantics>
</math>
</file>

<file path=Object 16/content.xml><?xml version="1.0" encoding="utf-8"?>
<math xmlns="http://www.w3.org/1998/Math/MathML">
  <semantics>
    <mrow>
      <mrow>
        <mi>k</mi>
        <mo stretchy="false">⩾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geslant  binom{min}{v in V-\{u\}} abs{f_{uv}} </annotation>
  </semantics>
</math>
</file>

<file path=Object 17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18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19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2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=</mo>
        <mrow>
          <mi/>
          <mo stretchy="false">−</mo>
          <mi>f</mi>
        </mrow>
      </mrow>
      <mrow>
        <mo stretchy="false">(</mo>
        <mrow>
          <mi>v</mi>
          <mi>,</mi>
          <mi>u</mi>
        </mrow>
        <mo stretchy="false">)</mo>
      </mrow>
    </mrow>
    <annotation encoding="StarMath 5.0">forall_{{u,v` in V}}	~ f(u,v) =~-f(v,u) </annotation>
  </semantics>
</math>
</file>

<file path=Object 20/content.xml><?xml version="1.0" encoding="utf-8"?>
<math xmlns="http://www.w3.org/1998/Math/MathML">
  <semantics>
    <mrow>
      <mrow>
        <mi>k</mi>
        <mo stretchy="false">⩽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leslant binom{min}{v in V-\{u\}} abs{f_{uv}} </annotation>
  </semantics>
</math>
</file>

<file path=Object 21/content.xml><?xml version="1.0" encoding="utf-8"?>
<math xmlns="http://www.w3.org/1998/Math/MathML">
  <semantics>
    <mrow>
      <mrow>
        <mi>k</mi>
        <mo stretchy="false">=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=  binom{min}{v in V-\{u\}} abs{f_{uv}} </annotation>
  </semantics>
</math>
</file>

<file path=Object 22/content.xml><?xml version="1.0" encoding="utf-8"?>
<math xmlns="http://www.w3.org/1998/Math/MathML">
  <semantics>
    <mrow>
      <mrow>
        <mi>u</mi>
        <mo stretchy="false">∈</mo>
        <mi>V</mi>
      </mrow>
    </mrow>
    <annotation encoding="StarMath 5.0">u in V
</annotation>
  </semantics>
</math>
</file>

<file path=Object 23/content.xml><?xml version="1.0" encoding="utf-8"?>
<math xmlns="http://www.w3.org/1998/Math/MathML">
  <semantics>
    <mrow>
      <msub>
        <mi>c</mi>
        <mi>f</mi>
      </msub>
      <mrow>
        <mrow>
          <mo stretchy="false">(</mo>
          <mrow>
            <mi>u</mi>
            <mi>,</mi>
            <mi>v</mi>
          </mrow>
          <mo stretchy="false">)</mo>
        </mrow>
        <mo stretchy="false">=</mo>
        <mi>c</mi>
      </mrow>
      <mrow>
        <mrow>
          <mo stretchy="false">(</mo>
          <mrow>
            <mi>u</mi>
            <mi>,</mi>
            <mi>v</mi>
          </mrow>
          <mo stretchy="false">)</mo>
        </mrow>
        <mo stretchy="false">−</mo>
        <mi>f</mi>
      </mrow>
      <mrow>
        <mo stretchy="false">(</mo>
        <mrow>
          <mi>u</mi>
          <mi>,</mi>
          <mi>v</mi>
        </mrow>
        <mo stretchy="false">)</mo>
      </mrow>
    </mrow>
    <annotation encoding="StarMath 5.0">c_f (u,v) = c(u,v) - f(u,v)</annotation>
  </semantics>
</math>
</file>

<file path=Object 24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25/content.xml><?xml version="1.0" encoding="utf-8"?>
<math xmlns="http://www.w3.org/1998/Math/MathML">
  <semantics>
    <mrow>
      <mrow>
        <mrow>
          <mo stretchy="false">(</mo>
          <mrow>
            <mi>u</mi>
            <mi>,</mi>
            <mi>v</mi>
          </mrow>
          <mo stretchy="false">)</mo>
        </mrow>
        <mo stretchy="false">∈</mo>
        <mi>E</mi>
      </mrow>
    </mrow>
    <annotation encoding="StarMath 5.0">(u,v) in E </annotation>
  </semantics>
</math>
</file>

<file path=Object 26/content.xml><?xml version="1.0" encoding="utf-8"?>
<math xmlns="http://www.w3.org/1998/Math/MathML">
  <semantics>
    <mrow>
      <mi>c</mi>
      <mrow>
        <mrow>
          <mo stretchy="false">(</mo>
          <mrow>
            <mi>u</mi>
            <mi>,</mi>
            <mi>v</mi>
          </mrow>
          <mo stretchy="false">)</mo>
        </mrow>
        <mo stretchy="false">≥</mo>
        <mn>0</mn>
      </mrow>
    </mrow>
    <annotation encoding="StarMath 5.0">c(u,v) &gt;= 0</annotation>
  </semantics>
</math>
</file>

<file path=Object 27/content.xml><?xml version="1.0" encoding="utf-8"?>
<math xmlns="http://www.w3.org/1998/Math/MathML">
  <semantics>
    <mrow>
      <mfenced open="∣" close="∣">
        <mrow>
          <mi>f</mi>
        </mrow>
      </mfenced>
      <mrow>
        <mi/>
        <mo stretchy="false">=</mo>
        <mi/>
      </mrow>
      <mrow>
        <munder>
          <mo stretchy="false">∑</mo>
          <mrow>
            <mi>u</mi>
            <mrow>
              <mi/>
              <mo stretchy="false">∈</mo>
              <mi>V</mi>
            </mrow>
          </mrow>
        </munder>
        <mi>f</mi>
      </mrow>
      <mrow>
        <mo stretchy="false">(</mo>
        <mrow>
          <mi>s</mi>
          <mi>,</mi>
          <mi>u</mi>
        </mrow>
        <mo stretchy="false">)</mo>
      </mrow>
    </mrow>
    <annotation encoding="StarMath 5.0">abs{f} `=` sum from{u` in V} f(s,u)</annotation>
  </semantics>
</math>
</file>

<file path=Object 3/content.xml><?xml version="1.0" encoding="utf-8"?>
<math xmlns="http://www.w3.org/1998/Math/MathML">
  <semantics>
    <mrow>
      <msub>
        <mo stretchy="false">∀</mo>
        <mrow>
          <mrow>
            <mi>u</mi>
            <mrow>
              <mi/>
              <mo stretchy="false">∈</mo>
              <mrow>
                <mi>V</mi>
                <mo stretchy="false">−</mo>
                <mo stretchy="false">{</mo>
              </mrow>
            </mrow>
            <mi>s</mi>
            <mi>,</mi>
            <mi>t</mi>
            <mo stretchy="false">}</mo>
          </mrow>
        </mrow>
      </msub>
      <mi/>
      <mrow>
        <munder>
          <mo stretchy="false">∑</mo>
          <mrow>
            <mi>v</mi>
            <mrow>
              <mi/>
              <mo stretchy="false">∈</mo>
              <mi>V</mi>
            </mrow>
          </mrow>
        </munder>
        <mi>f</mi>
      </mrow>
      <mrow>
        <mrow>
          <mo stretchy="false">(</mo>
          <mrow>
            <mi>u</mi>
            <mi>,</mi>
            <mi>v</mi>
          </mrow>
          <mo stretchy="false">)</mo>
        </mrow>
        <mo stretchy="false">=</mo>
        <mi/>
      </mrow>
      <mn>0</mn>
    </mrow>
    <annotation encoding="StarMath 5.0">forall_{{u` in V-\{s,t\}}}	~ sum from{v` in V} f(u,v) =~0</annotation>
  </semantics>
</math>
</file>

<file path=Object 4/content.xml><?xml version="1.0" encoding="utf-8"?>
<math xmlns="http://www.w3.org/1998/Math/MathML">
  <semantics>
    <mrow>
      <mi>f</mi>
      <mi mathvariant="normal">:</mi>
      <mi>V</mi>
      <mi>×</mi>
      <mi>V</mi>
      <mi>→</mi>
      <mi>R</mi>
    </mrow>
    <annotation encoding="StarMath 5.0">f: V × V → R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7/content.xml><?xml version="1.0" encoding="utf-8"?>
<math xmlns="http://www.w3.org/1998/Math/MathML">
  <semantics>
    <mrow>
      <mi>O</mi>
      <mrow>
        <mo stretchy="false">(</mo>
        <mrow>
          <mfenced open="∣" close="∣">
            <mi>V</mi>
          </mfenced>
          <mi/>
          <mi>⋅</mi>
          <mi/>
          <msup>
            <mrow>
              <mfenced open="∣" close="∣">
                <mrow>
                  <mi>E</mi>
                </mrow>
              </mfenced>
            </mrow>
            <mn>2</mn>
          </msup>
        </mrow>
        <mo stretchy="false">)</mo>
      </mrow>
    </mrow>
    <annotation encoding="StarMath 5.0">O(abs V `⋅`{abs{E}}^2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sup>
            <mrow>
              <mfenced open="∣" close="∣">
                <mrow>
                  <mi>V</mi>
                </mrow>
              </mfenced>
            </mrow>
            <mn>2</mn>
          </msup>
          <mi/>
          <mi>⋅</mi>
          <mi/>
          <msup>
            <mrow>
              <mfenced open="∣" close="∣">
                <mrow>
                  <mi>E</mi>
                </mrow>
              </mfenced>
            </mrow>
            <mn>2</mn>
          </msup>
        </mrow>
        <mo stretchy="false">)</mo>
      </mrow>
    </mrow>
    <annotation encoding="StarMath 5.0">O({abs{V}}^2 `⋅` {abs{E}}^2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row>
              <mfenced open="∣" close="∣">
                <mrow>
                  <mi>V</mi>
                </mrow>
              </mfenced>
            </mrow>
            <mn>2</mn>
          </msup>
          <mi/>
          <mi>⋅</mi>
          <mi/>
          <msup>
            <mrow>
              <mfenced open="∣" close="∣">
                <mrow>
                  <mi>E</mi>
                </mrow>
              </mfenced>
            </mrow>
            <mn>2</mn>
          </msup>
        </mrow>
        <mo stretchy="false">)</mo>
      </mrow>
    </mrow>
    <annotation encoding="StarMath 5.0">O({abs{V}}^2 `⋅` {abs{E}}^2)</annotation>
  </semantics>
</math>
</file>